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14.446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fo:color="#00a933"/>
    </style:style>
    <style:style style:name="ce23" style:family="table-cell" style:parent-style-name="Default">
      <style:table-cell-properties fo:background-color="transparent"/>
      <style:text-properties fo:color="#3faf46"/>
    </style:style>
    <style:style style:name="ce24" style:family="table-cell" style:parent-style-name="Default">
      <style:text-properties fo:color="#3faf46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6" style:family="table-cell" style:parent-style-name="Default">
      <style:table-cell-properties fo:background-color="transparent" fo:border="none"/>
      <style:text-properties fo:color="#00a933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00a933"/>
    </style:style>
    <style:style style:name="ce15" style:family="table-cell" style:parent-style-name="Default">
      <style:table-cell-properties fo:background-color="transparent"/>
      <style:text-properties fo:color="#3faf46"/>
    </style:style>
    <style:style style:name="ce16" style:family="table-cell" style:parent-style-name="Default">
      <style:text-properties fo:color="#3faf46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2" style:family="table-cell" style:parent-style-name="Default">
      <style:table-cell-properties fo:background-color="transparent" fo:border="none"/>
      <style:text-properties fo:color="#00a933"/>
    </style:style>
    <style:style style:name="T8" style:family="text">
      <style:text-properties fo:color="#3faf46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10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faf46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underline-style="none" style:text-underline-color="font-color"/>
    </style:style>
    <style:style style:name="T16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9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51" table:default-cell-style-name="ce13"/>
        <table:table-column table:style-name="co6" table:number-columns-repeated="960" table:default-cell-style-name="ce13"/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5"/>
        </table:table-row>
        <table:table-row table:style-name="ro1">
          <table:table-cell table:style-name="ce14" office:value-type="string" calcext:value-type="string">
            <text:p>Resource Gathering</text:p>
          </table:table-cell>
          <table:table-cell table:style-name="ce14" office:value-type="string" calcext:value-type="string">
            <text:p>Resources gained</text:p>
          </table:table-cell>
          <table:table-cell table:style-name="ce14" office:value-type="string" calcext:value-type="string">
            <text:p>Effectivity</text:p>
          </table:table-cell>
          <table:table-cell table:style-name="ce14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Frg</text:p>
          </table:table-cell>
          <table:table-cell table:style-name="ce15" office:value-type="string" calcext:value-type="string">
            <text:p>Biome Max Res. * (usedForce/MaxForce) * know.</text:p>
          </table:table-cell>
          <table:table-cell table:style-name="ce15" office:value-type="string" calcext:value-type="string">
            <text:p>Resources / WorkForce</text:p>
          </table:table-cell>
          <table:table-cell table:style-name="ce15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gr</text:p>
          </table:table-cell>
          <table:table-cell table:style-name="ce15" office:value-type="string" calcext:value-type="string">
            <text:p>(Biome Max Res. * (usedForce/MaxForce) * know.) * (indKnow * indWorkForce) + 1</text:p>
          </table:table-cell>
          <table:table-cell table:style-name="ce15" office:value-type="string" calcext:value-type="string">
            <text:p>agr=Resources / WorkForce; ind = res/baseRes</text:p>
          </table:table-cell>
          <table:table-cell table:style-name="ce15" office:value-type="string" calcext:value-type="string">
            <text:p>WorkForce – MaxForce</text:p>
          </table:table-cell>
          <table:table-cell table:style-name="ce14"/>
          <table:table-cell table:number-columns-repeated="1010"/>
        </table:table-row>
        <table:table-row table:style-name="ro1">
          <table:table-cell table:style-name="ce15" office:value-type="string" calcext:value-type="string">
            <text:p>Pstr</text:p>
          </table:table-cell>
          <table:table-cell table:style-name="ce15" office:value-type="string" calcext:value-type="string">
            <text:p>Biome Max Res. * (usedForce/MaxForce) * know.</text:p>
          </table:table-cell>
          <table:table-cell table:style-name="ce15" office:value-type="string" calcext:value-type="string">
            <text:p>Resources / WorkForce</text:p>
          </table:table-cell>
          <table:table-cell table:style-name="ce15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War occurred</text:p>
          </table:table-cell>
          <table:table-cell table:style-name="ce20"/>
          <table:table-cell table:style-name="ce17"/>
          <table:table-cell table:number-columns-repeated="1012"/>
        </table:table-row>
        <table:table-row table:style-name="ro1">
          <table:table-cell table:style-name="ce15" office:value-type="string" calcext:value-type="string">
            <text:p>winner</text:p>
          </table:table-cell>
          <table:table-cell table:style-name="ce15" office:value-type="string" calcext:value-type="string">
            <text:p><text:span text:style-name="T14">(WinArmySize * WinKnow * indPrefDensKnow</text:span>) – (LosArmySize * LosKnow * indPrefDensKnow)</text:p>
          </table:table-cell>
          <table:table-cell table:style-name="ce15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loser</text:p>
          </table:table-cell>
          <table:table-cell table:style-name="ce15" office:value-type="string" calcext:value-type="string">
            <text:p>winner resources * -1</text:p>
          </table:table-cell>
          <table:table-cell table:style-name="ce15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Trade occurred</text:p>
          </table:table-cell>
          <table:table-cell table:style-name="ce14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14" office:value-type="string" calcext:value-type="string">
            <text:p>-note, only Resources from Food3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Winner</text:p>
          </table:table-cell>
          <table:table-cell table:style-name="ce14" office:value-type="string" calcext:value-type="string">
            <text:p>Respool * norm know (know obidvoch tribov je dokopy 1)</text:p>
          </table:table-cell>
          <table:table-cell table:style-name="ce14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Loser</text:p>
          </table:table-cell>
          <table:table-cell table:style-name="ce14" office:value-type="string" calcext:value-type="string">
            <text:p>Respool * norm know (know obidvoch tribov je dokopy 1)</text:p>
          </table:table-cell>
          <table:table-cell table:style-name="ce14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15" table:number-columns-repeated="2"/>
          <table:table-cell table:number-columns-repeated="1013"/>
        </table:table-row>
        <table:table-row table:style-name="ro1">
          <table:table-cell table:style-name="ce15" office:value-type="string" calcext:value-type="string">
            <text:p>Density</text:p>
          </table:table-cell>
          <table:table-cell table:style-name="ce15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Natural Growth</text:p>
          </table:table-cell>
          <table:table-cell table:style-name="ce16" office:value-type="string" calcext:value-type="string">
            <text:p>+= Density * <text:span text:style-name="T15">DENS</text:span><text:span text:style-name="T3">_</text:span>GROWTH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16" office:value-type="string" calcext:value-type="string">
            <text:p>War Deaths (Loser)</text:p>
          </table:table-cell>
          <table:table-cell table:style-name="ce21" office:value-type="string" calcext:value-type="string">
            <text:p>-= armyPower[l] - armyPower[w] / (knowWar[l] + 1) <text:s/>* -1</text:p>
          </table:table-cell>
          <table:table-cell table:style-name="ce29"/>
          <table:table-cell/>
          <table:table-cell table:style-name="ce14"/>
          <table:table-cell table:number-columns-repeated="1010"/>
        </table:table-row>
        <table:table-row table:style-name="ro1">
          <table:table-cell table:style-name="ce16" office:value-type="string" calcext:value-type="string">
            <text:p>Hunger Deaths</text:p>
          </table:table-cell>
          <table:table-cell table:style-name="ce16" office:value-type="string" calcext:value-type="string">
            <text:p>-= Density – Resources</text:p>
          </table:table-cell>
          <table:table-cell table:style-name="ce17"/>
          <table:table-cell table:number-columns-repeated="1012"/>
        </table:table-row>
        <table:table-row table:style-name="ro1">
          <table:table-cell table:style-name="ce17" table:number-columns-repeated="3"/>
          <table:table-cell table:number-columns-repeated="1012"/>
        </table:table-row>
        <table:table-row table:style-name="ro1">
          <table:table-cell table:number-columns-repeated="2" table:style-name="ce16" office:value-type="string" calcext:value-type="string">
            <text:p>Stress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16" office:value-type="string" calcext:value-type="string">
            <text:p>Death Stress</text:p>
          </table:table-cell>
          <table:table-cell table:style-name="ce16" office:value-type="string" calcext:value-type="string">
            <text:p>_STRES_MIN + ((War Deaths+Hunger Deaths ) / Density) / (1 + Prefs Rlg * Know Rlg)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17" table:number-columns-repeated="3"/>
          <table:table-cell table:number-columns-repeated="1012"/>
        </table:table-row>
        <table:table-row table:style-name="ro1">
          <table:table-cell table:style-name="ce17" office:value-type="string" calcext:value-type="string">
            <text:p>Emigration</text:p>
          </table:table-cell>
          <table:table-cell table:style-name="ce17" office:value-type="string" calcext:value-type="string">
            <text:p>Emigrated People</text:p>
          </table:table-cell>
          <table:table-cell table:style-name="ce17" office:value-type="string" calcext:value-type="string">
            <text:p>Ocean Distance Traveled Score*</text:p>
          </table:table-cell>
          <table:table-cell table:number-columns-repeated="1012"/>
        </table:table-row>
        <table:table-row table:style-name="ro1">
          <table:table-cell table:style-name="ce16" office:value-type="string" calcext:value-type="string">
            <text:p>Density &gt; Neighbours Density</text:p>
          </table:table-cell>
          <table:table-cell table:style-name="ce16" office:value-type="string" calcext:value-type="string">
            <text:p>_STRES_EMIG * Stress * (Density – Neighbours Density)</text:p>
          </table:table-cell>
          <table:table-cell office:value-type="string" calcext:value-type="string">
            <text:p>(pref Ind+ pref Sci) * dens * (know Ind + know Sci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15" office:value-type="string" calcext:value-type="string">
            <text:p>Disposition Simulation</text:p>
          </table:table-cell>
          <table:table-cell table:style-name="ce15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Tribe Pair</text:p>
          </table:table-cell>
          <table:table-cell table:style-name="ce15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>
          <table:table-cell table:style-name="ce15" office:value-type="string" calcext:value-type="string">
            <text:p>Event Chance</text:p>
          </table:table-cell>
          <table:table-cell table:style-name="ce15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War Start Disp</text:p>
          </table:table-cell>
          <table:table-cell table:style-name="ce15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War End Disp</text:p>
          </table:table-cell>
          <table:table-cell table:style-name="ce15" office:value-type="string" calcext:value-type="string">
            <text:p><text:span text:style-name="T16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War End Stress</text:p>
          </table:table-cell>
          <table:table-cell table:style-name="ce15" office:value-type="string" calcext:value-type="string">
            <text:p><text:span text:style-name="T16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Trade Start</text:p>
          </table:table-cell>
          <table:table-cell table:style-name="ce15" office:value-type="string" calcext:value-type="string">
            <text:p><text:span text:style-name="T16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Trade End</text:p>
          </table:table-cell>
          <table:table-cell table:style-name="ce15" office:value-type="string" calcext:value-type="string">
            <text:p><text:span text:style-name="T16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 table:style-name="ce17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Knowledge and Prefs</text:p>
          </table:table-cell>
          <table:table-cell table:style-name="ce14" office:value-type="string" calcext:value-type="string">
            <text:p>Knowledge Change</text:p>
          </table:table-cell>
          <table:table-cell table:style-name="ce14" office:value-type="string" calcext:value-type="string">
            <text:p>Preference change</text:p>
          </table:table-cell>
          <table:table-cell table:style-name="ce14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Knowledge Gain by Pref</text:p>
          </table:table-cell>
          <table:table-cell table:style-name="ce15" office:value-type="string" calcext:value-type="string">
            <text:p>*= _GROWTH * ((dens*prefSci+0.9)*(knowSci+0.9) + 1)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5" office:value-type="string" calcext:value-type="string">
            <text:p>Knowledge Loss by Pref</text:p>
          </table:table-cell>
          <table:table-cell table:style-name="ce15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Prefs Loss by Unused Workers</text:p>
          </table:table-cell>
          <table:table-cell table:style-name="ce17"/>
          <table:table-cell table:style-name="ce15" office:value-type="string" calcext:value-type="string">
            <text:p>-= _PREF_BY_UNUS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15" office:value-type="string" calcext:value-type="string">
            <text:p>Prefs Increase by Hunger</text:p>
          </table:table-cell>
          <table:table-cell table:style-name="ce16"/>
          <table:table-cell table:style-name="ce15" office:value-type="string" calcext:value-type="string">
            <text:p>Frg, Pstr, Agr *= (HungerDeaths/Density) + 1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15" office:value-type="string" calcext:value-type="string">
            <text:p>Prefs Increase By Stress</text:p>
          </table:table-cell>
          <table:table-cell table:style-name="ce17"/>
          <table:table-cell table:style-name="ce15" office:value-type="string" calcext:value-type="string">
            <text:p>Rlg *= (Stress + 0.9) STRES<text:span text:style-name="T3">_</text:span>RLG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Prefs Increase by Reserach</text:p>
          </table:table-cell>
          <table:table-cell table:style-name="ce16"/>
          <table:table-cell table:style-name="ce15" office:value-type="string" calcext:value-type="string">
            <text:p>sci *= ( knowBaseGain/(1 + pref,knowRlg) + 1)</text:p>
          </table:table-cell>
          <table:table-cell table:style-name="ce15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Prefs Gain by Highest Efficiency</text:p>
          </table:table-cell>
          <table:table-cell table:style-name="ce16"/>
          <table:table-cell table:style-name="ce15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Trade occurred</text:p>
          </table:table-cell>
          <table:table-cell table:style-name="ce18" office:value-type="string" calcext:value-type="string">
            <text:p>trade *= TRADE_KNOW_GAIN + enemy trade</text:p>
          </table:table-cell>
          <table:table-cell table:style-name="ce30"/>
          <table:table-cell table:style-name="ce32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 table:style-name="ce18" office:value-type="string" calcext:value-type="string">
            <text:p>Offensive War win*</text:p>
          </table:table-cell>
          <table:table-cell table:style-name="ce18" office:value-type="string" calcext:value-type="string">
            <text:p>war *= <text:span text:style-name="T15">WAR</text:span><text:span text:style-name="T3">_</text:span>KNOW_GAIN + enemy know</text:p>
          </table:table-cell>
          <table:table-cell table:style-name="ce18" office:value-type="string" calcext:value-type="string">
            <text:p>War *= 1+_<text:span text:style-name="T15">WAR_WIN_WAR, dipl *= 1-_WAR_WIN_DIPL</text:span>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18" office:value-type="string" calcext:value-type="string">
            <text:p>Offensive War loss*</text:p>
          </table:table-cell>
          <table:table-cell table:style-name="ce18" office:value-type="string" calcext:value-type="string">
            <text:p><text:span text:style-name="T17">War *= WAR</text:span><text:span text:style-name="T18">_</text:span><text:span text:style-name="T19">KNOW_GAIN + enemy know</text:span></text:p>
          </table:table-cell>
          <table:table-cell table:style-name="ce18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 table:style-name="ce18" office:value-type="string" calcext:value-type="string">
            <text:p>Defensive War win*</text:p>
          </table:table-cell>
          <table:table-cell table:style-name="ce18" office:value-type="string" calcext:value-type="string">
            <text:p><text:span text:style-name="T17">War *= WAR</text:span><text:span text:style-name="T18">_</text:span><text:span text:style-name="T19">KNOW_GAIN + enemy know</text:span></text:p>
          </table:table-cell>
          <table:table-cell table:style-name="ce18"/>
          <table:table-cell table:number-columns-repeated="1012"/>
        </table:table-row>
        <table:table-row table:style-name="ro1">
          <table:table-cell table:style-name="ce18" office:value-type="string" calcext:value-type="string">
            <text:p>Defensive War loss*</text:p>
          </table:table-cell>
          <table:table-cell table:style-name="ce18" office:value-type="string" calcext:value-type="string">
            <text:p><text:span text:style-name="T17">War *= WAR</text:span><text:span text:style-name="T18">_</text:span><text:span text:style-name="T19">KNOW_GAIN + enemy know</text:span></text:p>
          </table:table-cell>
          <table:table-cell table:style-name="ce18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Preference Normalization</text:p>
          </table:table-cell>
          <table:table-cell table:style-name="ce17"/>
          <table:table-cell table:style-name="ce14"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 table:style-name="ce17" table:number-columns-repeated="4"/>
          <table:table-cell table:number-columns-repeated="1011"/>
        </table:table-row>
        <table:table-row table:style-name="ro1">
          <table:table-cell table:style-name="ce17" office:value-type="string" calcext:value-type="string">
            <text:p>Tribal Event Chance</text:p>
          </table:table-cell>
          <table:table-cell table:style-name="ce17" office:value-type="string" calcext:value-type="string">
            <text:p>Chance</text:p>
          </table:table-cell>
          <table:table-cell table:style-name="ce17"/>
          <table:table-cell table:number-columns-repeated="1012"/>
        </table:table-row>
        <table:table-row table:style-name="ro1"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be Assimilation</text:p>
          </table:table-cell>
          <table:table-cell table:style-name="ce27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1048513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8:39:41.487411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3-20T19:35:36.411726752</dc:date>
    <meta:generator>LibreOffice/6.4.7.2$Linux_X86_64 LibreOffice_project/40$Build-2</meta:generator>
    <meta:editing-duration>P1DT4H59M54S</meta:editing-duration>
    <meta:editing-cycles>64</meta:editing-cycles>
    <meta:document-statistic meta:table-count="1" meta:cell-count="1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